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style:font-name="Source Sans Pro" fo:font-size="10.5pt" officeooo:rsid="00eed350" officeooo:paragraph-rsid="00eed350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style style:name="P3" style:family="paragraph" style:parent-style-name="Text_20_body">
      <style:text-properties officeooo:rsid="00eeefd4" officeooo:paragraph-rsid="00eeefd4"/>
    </style:style>
    <style:style style:name="P4" style:family="paragraph" style:parent-style-name="Text_20_body">
      <style:text-properties officeooo:rsid="00f4bc63" officeooo:paragraph-rsid="00f4bc63"/>
    </style:style>
    <style:style style:name="P5" style:family="paragraph" style:parent-style-name="Text_20_body">
      <style:text-properties officeooo:rsid="00f6e994" officeooo:paragraph-rsid="00f6e994"/>
    </style:style>
    <style:style style:name="P6" style:family="paragraph" style:parent-style-name="Text_20_body">
      <style:text-properties officeooo:rsid="00fa1afb" officeooo:paragraph-rsid="00fa1afb"/>
    </style:style>
    <style:style style:name="P7" style:family="paragraph" style:parent-style-name="Text_20_body">
      <style:text-properties fo:font-style="normal" officeooo:rsid="00eeefd4" officeooo:paragraph-rsid="00eeefd4" style:font-style-asian="normal" style:font-style-complex="normal"/>
    </style:style>
    <style:style style:name="P8" style:family="paragraph" style:parent-style-name="Text_20_body">
      <style:text-properties fo:font-style="normal" officeooo:rsid="00f6e994" officeooo:paragraph-rsid="00f6e994" style:font-style-asian="normal" style:font-style-complex="normal"/>
    </style:style>
    <style:style style:name="P9" style:family="paragraph" style:parent-style-name="Text_20_body">
      <style:text-properties fo:font-style="normal" officeooo:rsid="00fe5618" officeooo:paragraph-rsid="00fe5618" style:font-style-asian="normal" style:font-style-complex="normal"/>
    </style:style>
    <style:style style:name="P10" style:family="paragraph" style:parent-style-name="Text_20_body">
      <style:text-properties fo:font-style="normal" officeooo:rsid="00febc02" officeooo:paragraph-rsid="01011307" style:font-style-asian="normal" style:font-style-complex="normal"/>
    </style:style>
    <style:style style:name="P11" style:family="paragraph" style:parent-style-name="Text_20_body">
      <style:text-properties fo:font-style="normal" officeooo:rsid="01011307" officeooo:paragraph-rsid="01011307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fc7cac" officeooo:paragraph-rsid="00fc7cac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italic" officeooo:rsid="00fc7cac" officeooo:paragraph-rsid="00fc7cac" style:font-style-asian="italic" style:font-style-complex="italic"/>
    </style:style>
    <style:style style:name="P14" style:family="paragraph" style:parent-style-name="Text_20_body">
      <style:text-properties fo:font-style="italic" officeooo:rsid="01011307" officeooo:paragraph-rsid="01011307" style:font-style-asian="italic" style:font-style-complex="italic"/>
    </style:style>
    <style:style style:name="P15" style:family="paragraph" style:parent-style-name="Text_20_body" style:list-style-name="L1">
      <style:text-properties fo:font-style="normal" officeooo:rsid="00eeefd4" officeooo:paragraph-rsid="00eeefd4" style:font-style-asian="normal" style:font-style-complex="normal"/>
    </style:style>
    <style:style style:name="P16" style:family="paragraph" style:parent-style-name="Text_20_body" style:list-style-name="L2">
      <style:text-properties fo:font-style="normal" officeooo:rsid="00fc7cac" officeooo:paragraph-rsid="00fc7cac" style:font-style-asian="normal" style:font-style-complex="normal"/>
    </style:style>
    <style:style style:name="P17" style:family="paragraph" style:parent-style-name="Text_20_body">
      <style:text-properties fo:font-style="normal" officeooo:rsid="0101e170" officeooo:paragraph-rsid="0101e170" style:font-style-asian="normal" style:font-style-complex="normal"/>
    </style:style>
    <style:style style:name="P18" style:family="paragraph" style:parent-style-name="Text_20_body" style:list-style-name="L3">
      <style:text-properties fo:font-style="normal" officeooo:rsid="0101e170" officeooo:paragraph-rsid="0101e170" style:font-style-asian="normal" style:font-style-complex="normal"/>
    </style:style>
    <style:style style:name="P19" style:family="paragraph" style:parent-style-name="Text_20_body" style:list-style-name="L3">
      <style:text-properties fo:font-style="normal" officeooo:rsid="01036d10" officeooo:paragraph-rsid="01050c09" style:font-style-asian="normal" style:font-style-complex="normal"/>
    </style:style>
    <style:style style:name="P20" style:family="paragraph" style:parent-style-name="Text_20_body">
      <style:text-properties fo:font-style="normal" officeooo:rsid="01011307" officeooo:paragraph-rsid="01011307" style:font-style-asian="normal" style:font-style-complex="normal"/>
    </style:style>
    <style:style style:name="P21" style:family="paragraph" style:parent-style-name="Text_20_body" style:list-style-name="L3">
      <style:text-properties fo:font-style="normal" officeooo:rsid="01050c09" officeooo:paragraph-rsid="01050c09" style:font-style-asian="normal" style:font-style-complex="normal"/>
    </style:style>
    <style:style style:name="P22" style:family="paragraph" style:parent-style-name="Text_20_body" style:list-style-name="L1">
      <style:text-properties officeooo:rsid="00eeefd4" officeooo:paragraph-rsid="00eeefd4"/>
    </style:style>
    <style:style style:name="P23" style:family="paragraph" style:parent-style-name="Text_20_body" style:list-style-name="L2">
      <style:text-properties fo:font-style="italic" officeooo:rsid="00fc7cac" officeooo:paragraph-rsid="00fc7cac" style:font-style-asian="italic" style:font-style-complex="italic"/>
    </style:style>
    <style:style style:name="P24" style:family="paragraph" style:parent-style-name="Footnote">
      <style:paragraph-properties fo:margin-left="0cm" fo:margin-right="0cm" fo:text-indent="0cm" style:auto-text-indent="false"/>
    </style:style>
    <style:style style:name="P25" style:family="paragraph" style:parent-style-name="Heading_20_1">
      <style:text-properties fo:font-style="normal" officeooo:rsid="00ee7a4f" officeooo:paragraph-rsid="00ee7a4f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ee7a4f" style:font-style-asian="normal" style:font-style-complex="normal"/>
    </style:style>
    <style:style style:name="T3" style:family="text">
      <style:text-properties fo:font-style="normal" officeooo:rsid="00f2b300" style:font-style-asian="normal" style:font-style-complex="normal"/>
    </style:style>
    <style:style style:name="T4" style:family="text">
      <style:text-properties fo:font-style="normal" officeooo:rsid="00fa1afb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feb075"/>
    </style:style>
    <style:style style:name="T7" style:family="text">
      <style:text-properties officeooo:rsid="0100a3dd"/>
    </style:style>
    <style:style style:name="T8" style:family="text">
      <style:text-properties officeooo:rsid="0101130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per 58%" officeooo:rsid="01011307"/>
    </style:style>
    <style:style style:name="T11" style:family="text">
      <style:text-properties officeooo:rsid="01017be6"/>
    </style:style>
    <style:style style:name="T12" style:family="text">
      <style:text-properties officeooo:rsid="01037f8c"/>
    </style:style>
    <style:style style:name="T13" style:family="text">
      <style:text-properties officeooo:rsid="01045d54"/>
    </style:style>
    <style:style style:name="T14" style:family="text">
      <style:text-properties officeooo:rsid="01050c0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106637a" style:font-weight-asian="bold" style:font-weight-complex="bold"/>
    </style:style>
    <style:style style:name="T17" style:family="text">
      <style:text-properties fo:font-weight="normal" officeooo:rsid="0106637a" style:font-weight-asian="normal" style:font-weight-complex="normal"/>
    </style:style>
    <style:style style:name="T18" style:family="text">
      <style:text-properties fo:font-weight="normal" officeooo:rsid="01050c0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note text:id="ftn0" text:note-class="footnote"><text:note-citation>1</text:note-citation><text:note-body><text:p text:style-name="P24"/></text:note-body></text:note>Introduction</text:h>
      <text:p text:style-name="P3"><text:span text:style-name="T2">R</text:span><text:span text:style-name="T1">éflexion autour du corps</text:span></text:p>
      <text:list xml:id="list5921181392543156917" text:style-name="L1">
        <text:list-item>
          <text:p text:style-name="P15">La performance</text:p>
        </text:list-item>
        <text:list-item>
          <text:p text:style-name="P15">Le quantified self</text:p>
        </text:list-item>
        <text:list-item>
          <text:p text:style-name="P15">La forme</text:p>
        </text:list-item>
        <text:list-item>
          <text:p text:style-name="P15">Le corps connecté</text:p>
        </text:list-item>
        <text:list-item>
          <text:p text:style-name="P22"><text:span text:style-name="T1">L'illusion de la jeunesse et de l'éternel </text:span><text:span text:style-name="T4">(cf. AI et Transhumanisme)</text:span></text:p>
        </text:list-item>
        <text:list-item>
          <text:p text:style-name="P15">[…]</text:p>
        </text:list-item>
      </text:list>
      <text:p text:style-name="P7"/>
      <text:p text:style-name="P6"><text:span text:style-name="T5">Thème : </text:span><text:span text:style-name="T1">Corps &amp; </text:span></text:p>
      <text:p text:style-name="P4"><text:span text:style-name="T1">La valeur de la forme et du corps véhiculé par les Jeux Olympiques : </text:span><text:span text:style-name="T3">Qu'est-ce qu'être en forme ? Est-ce un devoir ? Pourquoi doit-on l'être et pour qui ?</text:span></text:p>
      <text:p text:style-name="P5"><text:span text:style-name="T3">U</text:span><text:span text:style-name="T1">n certain nombre de projets critiques, ludiques, etc. seraient amenés à émerger si Paris obtenait le droit d'organiser les jeux olympiques.</text:span></text:p>
      <text:p text:style-name="P8"/>
      <text:p text:style-name="P8">Les Buttes-Chaumont : un parc romantique 100 % artificiel. L'enjeu est d'établir une proposition d'installation critique dans ces buttes concernant les JO.</text:p>
      <text:p text:style-name="P8"/>
      <text:p text:style-name="P12">Méthodologie :</text:p>
      <text:list xml:id="list266583867088349673" text:style-name="L2">
        <text:list-item>
          <text:p text:style-name="P16">Maquette physique</text:p>
        </text:list-item>
        <text:list-item>
          <text:p text:style-name="P16">Vidéo</text:p>
        </text:list-item>
        <text:list-item>
          <text:p text:style-name="P23">Drone</text:p>
        </text:list-item>
        <text:list-item>
          <text:p text:style-name="P23">Expérimentation</text:p>
        </text:list-item>
        <text:list-item>
          <text:p text:style-name="P23">Itération</text:p>
        </text:list-item>
      </text:list>
      <text:p text:style-name="P13"/>
      <text:p text:style-name="P9">Drones : <text:span text:style-name="T6">il existe des drones qui suivent les gens pour les filmer. Les performances sont alors rythmées par les temps de charges des drones.</text:span></text:p>
      <text:p text:style-name="P9"/>
      <text:p text:style-name="P10">Le corps est une douleur permanente. Le corps n'est pas détesté à cause de Dieu mais bien à cause de ses contraintes. L'image du beau est changeante à travers le temps et les cultures. <text:span text:style-name="T7">Il y a une pression naturelle et sociale sur notre corps.</text:span></text:p>
      <text:p text:style-name="P10"/>
      <text:p text:style-name="P14"><text:soft-page-break/><text:span text:style-name="T11">Le c</text:span>orps <text:span text:style-name="T11">m</text:span>achine</text:p>
      <text:p text:style-name="P10"><text:span text:style-name="T8">La greffe d'un 3</text:span><text:span text:style-name="T10">e</text:span><text:span text:style-name="T8"> bras (robotique) amène à modifier le système neuronal.</text:span></text:p>
      <text:p text:style-name="P11">Les handicapés équipés sont maintenant plus performants que les personnes en pleine santé.</text:p>
      <text:p text:style-name="P11">Le <text:span text:style-name="T9">modulor </text:span>de Le Corbusier : moyenne des mensuration du corps idéalisé.</text:p>
      <text:p text:style-name="P11"/>
      <text:p text:style-name="P11"/>
      <text:p text:style-name="P17">Pour le mardi 29 Mars :</text:p>
      <text:list xml:id="list5561140400527103640" text:style-name="L3">
        <text:list-item>
          <text:p text:style-name="P18">Présenter correctement les recherches, les retravailler</text:p>
        </text:list-item>
        <text:list-item>
          <text:p text:style-name="P19">Maquette concept</text:p>
          <text:list>
            <text:list-item>
              <text:p text:style-name="P19"><text:span text:style-name="T13">Implique des prises de choix, une vision stratégique</text:span></text:p>
            </text:list-item>
            <text:list-item>
              <text:p text:style-name="P21">Il s’agit d’une <text:span text:style-name="T15">fabrication, </text:span><text:span text:style-name="T17">d’un </text:span><text:span text:style-name="T16">objet</text:span></text:p>
            </text:list-item>
            <text:list-item>
              <text:p text:style-name="P19"><text:span text:style-name="T18">Peut-être accompagné de quelque chose : scénario, champ lexical, storyboard, etc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officeooo:rsid="00eed350" officeooo:paragraph-rsid="00eed350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D Usages et Pratiques du Numérique</text:p>
      </style:header>
      <style:footer>
        <text:p text:style-name="MP2"><text:page-number text:select-page="current">1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3-22T17:02:20.923000000</dc:date>
    <meta:editing-duration>PT9H14M54S</meta:editing-duration>
    <meta:editing-cycles>235</meta:editing-cycles>
    <meta:generator>LibreOffice/5.1.1.3$Windows_x86 LibreOffice_project/89f508ef3ecebd2cfb8e1def0f0ba9a803b88a6d</meta:generator>
    <meta:document-statistic meta:table-count="0" meta:image-count="0" meta:object-count="0" meta:page-count="2" meta:paragraph-count="32" meta:word-count="284" meta:character-count="1654" meta:non-whitespace-character-count="1417"/>
  </office:meta>
</office:document-meta>
</file>